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B02E56647F.png" manifest:media-type="image/png"/>
  <manifest:file-entry manifest:full-path="Pictures/2000000100002324000016BD4B93E593.svg" manifest:media-type="image/svg+xml"/>
  <manifest:file-entry manifest:full-path="Pictures/10000201000003570000019BB701090B.png" manifest:media-type="image/png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51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auto-grow-height="true" fo:min-height="2.5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notes">
      <style:graphic-properties draw:fill-color="#ffffff" draw:auto-grow-height="true" fo:min-height="13.364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2.141cm" svg:y="7.254cm" presentation:class="title" presentation:placeholder="true">
          <draw:text-box/>
        </draw:frame>
        <draw:frame presentation:style-name="pr2" draw:layer="layout" svg:width="12.394cm" svg:height="13.86cm" svg:x="1.786cm" svg:y="14.66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draw:frame presentation:style-name="pr4" draw:layer="layout" svg:width="25.2cm" svg:height="2.51cm" svg:x="1.4cm" svg:y="0.837cm" presentation:class="title" presentation:placeholder="true">
          <draw:text-box/>
        </draw:frame>
        <draw:frame presentation:style-name="pr5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7" draw:layer="layout" svg:width="25.2cm" svg:height="2.51cm" svg:x="1.4cm" svg:y="0.837cm" presentation:class="title" presentation:placeholder="true">
          <draw:text-box/>
        </draw:frame>
        <draw:frame presentation:style-name="pr8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10" draw:layer="layout" svg:width="25.2cm" svg:height="5.51cm" svg:x="2cm" svg:y="7.74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gradient draw:name="openSUSE_20_12.2" draw:display-name="openSUSE 12.2" draw:style="linear" draw:start-color="#152d0e" draw:end-color="#a8dc5e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a8dc5e" draw:fill-gradient-name="openSUSE_20_12.2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gradient" draw:fill-color="#78a028" draw:fill-gradient-name="openSUSE_20_12.2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B701090B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2000000100002324000016BD4B93E593.sv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0100002324000016BD4B93E593.sv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2E56647F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6cm" svg:height="6.21cm" svg:x="9.203cm" svg:y="7.396cm">
        <draw:image xlink:href="Pictures/2000000100002324000016BD4B93E593.sv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6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5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6cm" svg:height="6.21cm" svg:x="9.203cm" svg:y="7.396cm">
        <draw:image xlink:href="Pictures/2000000100002324000016BD4B93E593.sv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1H7M14S</meta:editing-duration>
    <meta:editing-cycles>8</meta:editing-cycles>
    <meta:generator>LibreOffice/3.5$Linux_X86_64 LibreOffice_project/350m1$Build-403</meta:generator>
    <meta:initial-creator>Ilmehtar </meta:initial-creator>
    <dc:date>2012-09-10T14:03:17</dc:date>
    <dc:creator>Ilmehtar </dc:creator>
    <meta:document-statistic meta:object-count="1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ea blue" draw:color="#0066cc"/>
  <draw:color draw:name="openSUSE light green" draw:color="#bddd8d"/>
  <draw:color draw:name="openSUSE medium green" draw:color="#198533"/>
  <draw:color draw:name="openSUSE dark green" draw:color="#0c5248"/>
  <draw:color draw:name="Novell red" draw:color="#e00000"/>
  <draw:color draw:name="Novell orange" draw:color="#e67814"/>
  <draw:color draw:name="Novell yellow" draw:color="#ffdd00"/>
  <draw:color draw:name="Novell green" draw:color="#629e1f"/>
  <draw:color draw:name="Novell teal" draw:color="#6ea19b"/>
  <draw:color draw:name="Novell blue" draw:color="#1c82b9"/>
  <draw:color draw:name="Novell light gray" draw:color="#cccccd"/>
  <draw:color draw:name="Novell medium gray" draw:color="#5a5a64"/>
  <draw:color draw:name="Novell dark gray" draw:color="#3c3c41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openSUSE 12.2 Dark" draw:color="#152d0e"/>
  <draw:color draw:name="openSUSE 12.2 Light" draw:color="#a8dc5e"/>
</ooo:color-table>
</file>